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32f8" officeooo:paragraph-rsid="001f32f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96ed" officeooo:paragraph-rsid="001f96e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096ca" officeooo:paragraph-rsid="002096c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1dacc" officeooo:paragraph-rsid="0021dac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1dacc" officeooo:paragraph-rsid="0036af1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38608" officeooo:paragraph-rsid="0023860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2096ca" officeooo:paragraph-rsid="001f96e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096ca" officeooo:paragraph-rsid="002096c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21a462" officeooo:paragraph-rsid="002096c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1a462" officeooo:paragraph-rsid="0021a46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1dacc" officeooo:paragraph-rsid="0021dac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2f700" officeooo:paragraph-rsid="0021dac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8ea84" officeooo:paragraph-rsid="0028ea8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28ea84" officeooo:paragraph-rsid="0028ea8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2656ca" officeooo:paragraph-rsid="0021dac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2656ca" officeooo:paragraph-rsid="0036af1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944c1" officeooo:paragraph-rsid="0021dac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a8a6f" officeooo:paragraph-rsid="0021dac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a8a6f" officeooo:paragraph-rsid="003a8a6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c452c" officeooo:paragraph-rsid="003c452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d3154" officeooo:paragraph-rsid="003d315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e26a9" officeooo:paragraph-rsid="003d315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e26a9" officeooo:paragraph-rsid="003e26a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401321" officeooo:paragraph-rsid="00401321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2096ca" style:font-weight-asian="normal" style:font-weight-complex="normal"/>
    </style:style>
    <style:style style:name="T3" style:family="text">
      <style:text-properties style:text-underline-style="none" fo:font-weight="normal" officeooo:rsid="0022b7b9" style:font-weight-asian="normal" style:font-weight-complex="normal"/>
    </style:style>
    <style:style style:name="T4" style:family="text">
      <style:text-properties style:text-underline-style="none" fo:font-weight="normal" officeooo:rsid="0022f700" style:font-weight-asian="normal" style:font-weight-complex="normal"/>
    </style:style>
    <style:style style:name="T5" style:family="text">
      <style:text-properties style:text-underline-style="none" fo:font-weight="normal" officeooo:rsid="002a28c8" style:font-weight-asian="normal" style:font-weight-complex="normal"/>
    </style:style>
    <style:style style:name="T6" style:family="text">
      <style:text-properties style:text-underline-style="none" fo:font-weight="normal" officeooo:rsid="002e4561" style:font-weight-asian="normal" style:font-weight-complex="normal"/>
    </style:style>
    <style:style style:name="T7" style:family="text">
      <style:text-properties style:text-underline-style="none" fo:font-weight="normal" officeooo:rsid="002e851f" style:font-weight-asian="normal" style:font-weight-complex="normal"/>
    </style:style>
    <style:style style:name="T8" style:family="text">
      <style:text-properties style:text-underline-style="none" fo:font-weight="normal" officeooo:rsid="0032e841" style:font-weight-asian="normal" style:font-weight-complex="normal"/>
    </style:style>
    <style:style style:name="T9" style:family="text">
      <style:text-properties style:text-underline-style="none" officeooo:rsid="0022f700"/>
    </style:style>
    <style:style style:name="T10" style:family="text">
      <style:text-properties officeooo:rsid="0022f700"/>
    </style:style>
    <style:style style:name="T11" style:family="text">
      <style:text-properties officeooo:rsid="00257f31"/>
    </style:style>
    <style:style style:name="T12" style:family="text">
      <style:text-properties style:text-line-through-style="none" style:text-line-through-type="none" style:text-underline-style="none" fo:font-weight="normal" officeooo:rsid="0022f700" style:font-weight-asian="normal" style:font-weight-complex="normal"/>
    </style:style>
    <style:style style:name="T13" style:family="text">
      <style:text-properties style:text-line-through-style="none" style:text-line-through-type="none" style:text-underline-style="none" fo:font-weight="normal" officeooo:rsid="002656ca" style:font-weight-asian="normal" style:font-weight-complex="normal"/>
    </style:style>
    <style:style style:name="T14" style:family="text">
      <style:text-properties style:text-line-through-style="none" style:text-line-through-type="none" style:text-underline-style="none" fo:font-weight="normal" officeooo:rsid="0036af13" style:font-weight-asian="normal" style:font-weight-complex="normal"/>
    </style:style>
    <style:style style:name="T15" style:family="text">
      <style:text-properties style:text-line-through-style="none" style:text-line-through-type="none" style:text-underline-style="none" fo:font-weight="normal" officeooo:rsid="003944c1" style:font-weight-asian="normal" style:font-weight-complex="normal"/>
    </style:style>
    <style:style style:name="T16" style:family="text">
      <style:text-properties style:text-line-through-style="none" style:text-line-through-type="none" style:text-underline-style="none" fo:font-weight="normal" officeooo:rsid="00394b65" style:font-weight-asian="normal" style:font-weight-complex="normal"/>
    </style:style>
    <style:style style:name="T17" style:family="text">
      <style:text-properties style:text-line-through-style="none" style:text-line-through-type="none" style:text-underline-style="none" fo:font-weight="normal" officeooo:rsid="003a8a6f" style:font-weight-asian="normal" style:font-weight-complex="normal"/>
    </style:style>
    <style:style style:name="T18" style:family="text">
      <style:text-properties style:text-line-through-style="none" style:text-line-through-type="none" style:text-underline-style="none" officeooo:rsid="002656ca"/>
    </style:style>
    <style:style style:name="T19" style:family="text">
      <style:text-properties style:text-line-through-style="none" style:text-line-through-type="none" officeooo:rsid="002656ca"/>
    </style:style>
    <style:style style:name="T20" style:family="text">
      <style:text-properties style:text-line-through-style="none" style:text-line-through-type="none" officeooo:rsid="003a8a6f"/>
    </style:style>
    <style:style style:name="T21" style:family="text">
      <style:text-properties officeooo:rsid="002fe724"/>
    </style:style>
    <style:style style:name="T22" style:family="text">
      <style:text-properties officeooo:rsid="00316edb"/>
    </style:style>
    <style:style style:name="T23" style:family="text">
      <style:text-properties officeooo:rsid="003c45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oissonnier Shane </text:p>
      <text:p text:style-name="P13">Lang Ludovic</text:p>
      <text:p text:style-name="P13">Noel-lardin Thomas</text:p>
      <text:p text:style-name="P13">Martinez Anthony</text:p>
      <text:p text:style-name="P14"/>
      <text:p text:style-name="P1"/>
      <text:p text:style-name="P1">Option « Méthodes et outils pour la conception avancée »</text:p>
      <text:p text:style-name="P1">Séance 2</text:p>
      <text:p text:style-name="P1"/>
      <text:p text:style-name="P2">2) -<text:span text:style-name="T11">1 :</text:span><text:span text:style-name="T1"> </text:span><text:span text:style-name="T2">En compilant le programme « dico.c » nous obtenons les warnings suivants :</text:span></text:p>
      <text:p text:style-name="P7"/>
      <text:p text:style-name="P7"><text:tab/>- warning : implicit declaration of function ‘setCharnum’</text:p>
      <text:p text:style-name="P7"><text:tab/>- warning : conflicting types for ‘setCharnum ‘</text:p>
      <text:p text:style-name="P7"/>
      <text:p text:style-name="P3"><text:span text:style-name="T6"><text:tab/>C</text:span><text:span text:style-name="T1">es deux warnings sont liés,ils proviennent de la d</text:span><text:span text:style-name="T5">é</text:span><text:span text:style-name="T1">claration de la fonction ‘setCharnum ‘ qui est utilisé</text:span><text:span text:style-name="T5">e</text:span><text:span text:style-name="T1"> dans une fonction situé</text:span><text:span text:style-name="T5">e</text:span><text:span text:style-name="T1"> avant la d</text:span><text:span text:style-name="T5">é</text:span><text:span text:style-name="T1">finition de ‘setCharnum’. </text:span><text:span text:style-name="T3">Pour régler le problème il suffit de déplacer la définition de la fonction ‘setCharnum’ avant </text:span><text:span text:style-name="T7">les fonctions qu’ils l’utilisent</text:span><text:span text:style-name="T3">.</text:span></text:p>
      <text:p text:style-name="P8"/>
      <text:p text:style-name="P8"/>
      <text:p text:style-name="P8"><text:tab/>- In function ‘compareWord’:</text:p>
      <text:p text:style-name="P9"><text:tab/> <text:s/>warning : unused variable ‘j’</text:p>
      <text:p text:style-name="P9"><text:tab/><text:tab/>int i, j = 0;</text:p>
      <text:p text:style-name="P9"/>
      <text:p text:style-name="P10"><text:span text:style-name="T21"><text:tab/>C</text:span>e warning nous indique que la variable j déclarée et initialisée n’est pas utilisé<text:span text:style-name="T22">e</text:span>.</text:p>
      <text:p text:style-name="P11">Pour régler le problème <text:span text:style-name="T22">il faut supprimer cette variable, pour cela </text:span>il suffit de modifier la ligne de la manière suivante : « int i; //j = 0; »</text:p>
      <text:p text:style-name="P11"/>
      <text:p text:style-name="P11"/>
      <text:p text:style-name="P4"><text:span text:style-name="T1"><text:tab/></text:span><text:span text:style-name="T4">- In function ‘getSizeMaillon’:</text:span></text:p>
      <text:p text:style-name="P12"><text:tab/>dico.c:175:1: warning: control reaches end of non-void function</text:p>
      <text:p text:style-name="P12"/>
      <text:p text:style-name="P6"><text:span text:style-name="T4"><text:tab/></text:span><text:span text:style-name="T8">C</text:span><text:span text:style-name="T1">e warning provient du fait que la fonction ‘getSizeMaillon’ est censé retourner un int et que dans la condition « else » aucune valeur n’est retournée.</text:span></text:p>
      <text:p text:style-name="P12"/>
      <text:p text:style-name="P12"/>
      <text:p text:style-name="P5"><text:span text:style-name="T9"><text:tab/></text:span><text:span text:style-name="T10">-2 :</text:span><text:span text:style-name="T12"> </text:span><text:span text:style-name="T13">En exécutant le programme dico nous observons une erreur de segmentation. Il nous faut alors compiler le programme avec l’option « -g » pour pouvoir débugger le programme. </text:span></text:p>
      <text:p text:style-name="P16"><text:tab/>En suivant le trace de gdb nous remarquons que le programme tente d’ouvrir un fichier qui n’existe pas en l’occurrence « dictionnaires.txt » dans la fonction « displayDico ». </text:p>
      <text:p text:style-name="P5"><text:span text:style-name="T13"><text:tab/>Pour régler le problème il suffit de rajouter une condition pour v</text:span><text:span text:style-name="T14">é</text:span><text:span text:style-name="T13">rifier que le descripteur de fichier n’est pas null et dans le cas où il le serait afficher un message d’erreur et </text:span><text:span text:style-name="T14">quitter le programme avec </text:span><text:span text:style-name="T13">« </text:span><text:span text:style-name="T14">exit(0)</text:span><text:span text:style-name="T13"> ; ».</text:span></text:p>
      <text:p text:style-name="P15"/>
      <text:p text:style-name="P15"/>
      <text:p text:style-name="P4"><text:span text:style-name="T18"><text:tab/></text:span><text:span text:style-name="T19">-3 :</text:span><text:span text:style-name="T13"> </text:span><text:span text:style-name="T15">Pour pouvoir passer le nom du fichier d’entrée en paramètre nous avons modifié la fonction main avec cette nouvelle définition : int main(int argc, char* argv[])</text:span></text:p>
      <text:p text:style-name="P17"><text:tab/>Une fois dans le main nous vérifions au début que l’utilisateur n’a pas oublié de donner le nom du fichier en paramètre, sinon on quitte le programme. </text:p>
      <text:p text:style-name="P17"><text:tab/>if (argc &lt; 2){</text:p>
      <text:p text:style-name="P17"><text:s text:c="8"/><text:tab/><text:tab/>printf("Vous avez oublié le nom du fichier d'entrée : \n\t./%s &lt;NOM_FICHIER&gt;\n", argv[0]);</text:p>
      <text:p text:style-name="P17"><text:s text:c="8"/><text:tab/><text:tab/>exit(0);</text:p>
      <text:p text:style-name="P17"><text:soft-page-break/><text:s text:c="2"/><text:tab/>}</text:p>
      <text:p text:style-name="P4"><text:span text:style-name="T15"><text:tab/>Ensuite on vérifie que le fichier passé en paramètre est valide, et qu’on puisse le lire, dans le cas contraire on quitte le programme en affichant un </text:span><text:span text:style-name="T16">message d’erreur.</text:span></text:p>
      <text:p text:style-name="P17"><text:tab/>f = fopen(argv[1], "r");</text:p>
      <text:p text:style-name="P17"><text:s text:c="2"/><text:tab/>if (f == NULL){</text:p>
      <text:p text:style-name="P17"><text:s text:c="7"/><text:tab/><text:tab/>fprintf(stderr,"Le fichier n'existe pas ou n'a pas pu être ouvert en mode lecture/ecriture\n");</text:p>
      <text:p text:style-name="P17"><text:s text:c="8"/><text:tab/><text:tab/>exit(0);</text:p>
      <text:p text:style-name="P17"><text:s text:c="2"/><text:tab/>}</text:p>
      <text:p text:style-name="P17"/>
      <text:p text:style-name="P4"><text:span text:style-name="T15"><text:tab/>-</text:span><text:span text:style-name="T20">4 :</text:span><text:span text:style-name="T17"> Voici la modularité que nous avons choisit pour notre projet :</text:span></text:p>
      <text:p text:style-name="P18"/>
      <text:p text:style-name="P19">main.c : contenant juste la fonction main</text:p>
      <text:p text:style-name="P20">Et voici les différents fichier avec ce qu’ils contiennent :</text:p>
      <text:p text:style-name="P19"><text:tab/>- <text:span text:style-name="T23">charFunc.c : avec toutes les fonctions sur les caractères</text:span></text:p>
      <text:p text:style-name="P19"><text:tab/>- <text:span text:style-name="T23">conversion.c : avec toutes les fonctions de conversion</text:span></text:p>
      <text:p text:style-name="P19"><text:tab/>- <text:span text:style-name="T23">dataStruct.h : un fichier contenant les différentes structures</text:span></text:p>
      <text:p text:style-name="P19"><text:tab/>- <text:span text:style-name="T23">dico.c : avec les fonctions sur le dictionnaire</text:span></text:p>
      <text:p text:style-name="P19"><text:tab/>- <text:span text:style-name="T23">globals.h : contenant toutes les variables globales</text:span></text:p>
      <text:p text:style-name="P19"><text:tab/>- <text:span text:style-name="T23">macro.h : contenant tous les macros</text:span></text:p>
      <text:p text:style-name="P19"><text:tab/>- <text:span text:style-name="T23">maillon.c : contient les fonctions sur les maillons</text:span></text:p>
      <text:p text:style-name="P19"><text:tab/>- <text:span text:style-name="T23">wordFunc.c : contient les fonctions sur les mots</text:span></text:p>
      <text:p text:style-name="P19"/>
      <text:p text:style-name="P21"><text:tab/>Voici le Makefile qui nous permet de tout compiler :</text:p>
      <text:p text:style-name="P21"/>
      <text:p text:style-name="P21">CC=gcc</text:p>
      <text:p text:style-name="P23">#Option de compilation</text:p>
      <text:p text:style-name="P21">CFLAGS=-W -Wall</text:p>
      <text:p text:style-name="P21"/>
      <text:p text:style-name="P23">#variable utilisée pour compiler avec des options en plus</text:p>
      <text:p text:style-name="P21">LDFLAGS=</text:p>
      <text:p text:style-name="P21"/>
      <text:p text:style-name="P23">#les différents exécutables que l’on a </text:p>
      <text:p text:style-name="P21">EXEC=dictionnaire</text:p>
      <text:p text:style-name="P22"/>
      <text:p text:style-name="P21">all: clean $(EXEC)</text:p>
      <text:p text:style-name="P21"/>
      <text:p text:style-name="P24">#on laisse le Makefile créer les différents .o</text:p>
      <text:p text:style-name="P24">#on crée l’exécutable</text:p>
      <text:p text:style-name="P21">dictionnaire: main.o</text:p>
      <text:p text:style-name="P21"><text:tab/>$(CC) main.o -o $@</text:p>
      <text:p text:style-name="P21"/>
      <text:p text:style-name="P21">clean:</text:p>
      <text:p text:style-name="P21"><text:tab/>rm -rf *.o</text:p>
      <text:p text:style-name="P21"/>
      <text:p text:style-name="P21">mrproper: clean</text:p>
      <text:p text:style-name="P21"><text:tab/>rm -rf $(EXEC)s</text:p>
      <text:p text:style-name="P21"/>
      <text:p text:style-name="P24"><text:tab/>Il nous reste des options à rajouter dedans.</text:p>
      <text:p text:style-name="P21"/>
      <text:p text:style-name="P21"><text:tab/>Et nous avons créé un dépôt GIT pour les différents membres du group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4T11:04:26.378465864</meta:creation-date>
    <dc:date>2020-01-28T22:33:43.893701527</dc:date>
    <meta:editing-duration>PT11H46M54S</meta:editing-duration>
    <meta:editing-cycles>33</meta:editing-cycles>
    <meta:generator>LibreOffice/6.3.4.2$Linux_X86_64 LibreOffice_project/30$Build-2</meta:generator>
    <meta:document-statistic meta:table-count="0" meta:image-count="0" meta:object-count="0" meta:page-count="2" meta:paragraph-count="63" meta:word-count="600" meta:character-count="3642" meta:non-whitespace-character-count="3016"/>
  </office:meta>
</office:document-meta>
</file>